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9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4.38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Text changes</text:p>
          </table:table-cell>
          <table:table-cell table:style-name="ce1" office:value-type="string" calcext:value-type="string">
            <text:p>Font 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ext object optimization type</text:p>
          </table:table-cell>
          <table:table-cell table:style-name="ce1" office:value-type="string" calcext:value-type="string">
            <text:p>Side effects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hashlin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Frequent random weird 0.2sec sto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hli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Very frequent random weird 0.2sec stop, Memory lea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Memory lea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Memory lea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hlin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hlink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string" calcext:value-type="string">
            <text:p>CRA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hlin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hlin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Row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1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4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ux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4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4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ml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xBitmapText</text:p>
          </table:table-cell>
          <table:table-cell office:value-type="string" calcext:value-type="string">
            <text:p>100*400</text:p>
          </table:table-cell>
          <table:table-cell office:value-type="string" calcext:value-type="string">
            <text:p>Cells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13:13:21.874892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0T01:49:52.952105035</meta:creation-date>
    <dc:date>2022-08-21T02:28:52.228900056</dc:date>
    <meta:editing-duration>PT3H34M59S</meta:editing-duration>
    <meta:editing-cycles>2</meta:editing-cycles>
    <meta:generator>LibreOffice/6.4.7.2$Linux_X86_64 LibreOffice_project/40$Build-2</meta:generator>
    <meta:document-statistic meta:table-count="1" meta:cell-count="167" meta:object-count="0"/>
  </office:meta>
</office:document-meta>
</file>